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0.85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0.376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1" draw:marker-end-width="0.3cm" draw:fill="none"/>
    </style:style>
    <style:style style:name="gr56" style:family="graphic" style:parent-style-name="objectwithoutfill">
      <style:graphic-properties draw:marker-end="Arrowheads_20_112" draw:marker-end-width="0.3cm" draw:fill="none"/>
    </style:style>
    <style:style style:name="gr5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0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2" style:family="graphic" style:parent-style-name="objectwithoutfill">
      <style:graphic-properties draw:marker-end="Arrowheads_20_29" draw:marker-end-width="0.3cm" draw:fill="solid"/>
    </style:style>
    <style:style style:name="gr63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5" style:family="graphic" style:parent-style-name="objectwithoutfill">
      <style:graphic-properties draw:marker-end="Arrowheads_20_75" draw:marker-end-width="0.3cm" draw:fill="none"/>
    </style:style>
    <style:style style:name="gr66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7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8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6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8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80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2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3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5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6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7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</text:span><text:span text:style-name="T2">chunks, need to iterate over </text:span><text:span text:style-name="T2">entire stack A at least X </text:span><text:span text:style-name="T2">times. Number = 4 means </text:span><text:span text:style-name="T2">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</text:span><text:span text:style-name="T2">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0.95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0.478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will start with a </text:span><text:span text:style-name="T2">full Stack A and an empty </text:span><text:span text:style-name="T2">Stack B. We will divide the </text:span><text:span text:style-name="T2">stack into chunks and loop </text:span><text:span text:style-name="T2">over the entire Stack A </text:span><text:span text:style-name="T2">looking for values that are </text:span><text:span text:style-name="T2">less than our chunk size. </text:span><text:span text:style-name="T2">When we find one, we push </text:span><text:span text:style-name="T2">to B. We return When stack </text:span><text:span text:style-name="T2">A is empty</text:span></text:p>
            <text:p><text:span text:style-name="T2"/></text:p>
            <text:p><text:span text:style-name="T2">We have 3 variables </text:span><text:span text:style-name="T2">(Macros) that we can tweak </text:span><text:span text:style-name="T2">which changes some </text:span><text:span text:style-name="T2">behavior:</text:span></text:p>
            <text:p><text:span text:style-name="T2"/></text:p>
            <text:p><text:span text:style-name="T2">BIG_CHUNK_COUNT </text:span><text:span text:style-name="T2">(BCC)</text:span><text:span text:style-name="T2"><text:tab/></text:span><text:span text:style-name="T2">When the initial </text:span><text:span text:style-name="T2">size of Stack A is greater </text:span><text:span text:style-name="T2">than or equal to 200 we will </text:span><text:span text:style-name="T2">divide our Stack A into this </text:span><text:span text:style-name="T2">number of chunks.</text:span></text:p>
            <text:p><text:span text:style-name="T2">SMALL_CHUNK_COUNT </text:span><text:span text:style-name="T2">(SCC)</text:span><text:span text:style-name="T2"><text:tab/></text:span><text:span text:style-name="T2">When the initial </text:span><text:span text:style-name="T2">size of Stack A is less 200 </text:span><text:span text:style-name="T2">we will divide our Stack A </text:span><text:span text:style-name="T2">into this number of chunks.</text:span></text:p>
            <text:p><text:span text:style-name="T2">SMALLEST_ALLOWED_CH</text:span><text:span text:style-name="T2">UNK (SAC)</text:span><text:span text:style-name="T2"><text:tab/></text:span><text:span text:style-name="T2">When </text:span><text:span text:style-name="T2">Stack A is less than this </text:span><text:span text:style-name="T2">size we will not divide into </text:span><text:span text:style-name="T2">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hunk_info[</text:span><text:span text:style-name="T2">0] = The </text:span><text:span text:style-name="T2">index of the </text:span><text:span text:style-name="T2">value in </text:span><text:span text:style-name="T2">sorted </text:span><text:span text:style-name="T2">Stack C </text:span><text:span text:style-name="T2">that will act </text:span><text:span text:style-name="T2">as a filter </text:span><text:span text:style-name="T2">when </text:span><text:span text:style-name="T2">moving </text:span><text:span text:style-name="T2">from Stack </text:span><text:span text:style-name="T2">A to Stack </text:span><text:span text:style-name="T2">B.</text:span></text:p>
            <text:p><text:span text:style-name="T2">chunk_info[</text:span><text:span text:style-name="T2">1] = The </text:span><text:span text:style-name="T2">value to </text:span><text:span text:style-name="T2">use as a </text:span><text:span text:style-name="T2">high-pass </text:span><text:span text:style-name="T2">filter on </text:span><text:span text:style-name="T2">Stack A. </text:span><text:span text:style-name="T2">Any value </text:span><text:span text:style-name="T2">less than or </text:span><text:span text:style-name="T2">equal to </text:span><text:span text:style-name="T2">this value </text:span><text:span text:style-name="T2">can move </text:span><text:span text:style-name="T2">to Stack B.</text:span></text:p>
            <text:p><text:span text:style-name="T2">chunk_info[</text:span><text:span text:style-name="T2">2] = The </text:span><text:span text:style-name="T2">value to </text:span><text:span text:style-name="T2">use as a </text:span><text:span text:style-name="T2">low-pass </text:span><text:span text:style-name="T2">filter on </text:span><text:span text:style-name="T2">Stack A. </text:span><text:span text:style-name="T2">Any value </text:span><text:span text:style-name="T2">greater </text:span><text:span text:style-name="T2">than or </text:span><text:span text:style-name="T2">equal to </text:span><text:span text:style-name="T2">this value </text:span><text:span text:style-name="T2">can move </text:span><text:span text:style-name="T2">to Stack 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13" draw:layer="layout" svg:width="7.62cm" svg:height="1.27cm" svg:x="4.762cm" svg:y="0.317cm">
          <draw:text-box>
            <text:p text:style-name="P12"><text:span text:style-name="T2">sort_rough v2</text:span></text:p>
          </draw:text-box>
        </draw:frame>
        <draw:frame draw:style-name="gr43" draw:text-style-name="P13" draw:layer="layout" svg:width="10.16cm" svg:height="6.032cm" svg:x="12.065cm" svg:y="6.25cm">
          <draw:text-box>
            <text:p text:style-name="P12"><text:span text:style-name="T2">s</text:span><text:span text:style-name="T2">o</text:span><text:span text:style-name="T2">rt</text:span><text:span text:style-name="T2">_</text:span><text:span text:style-name="T2">r</text:span><text:span text:style-name="T2">o</text:span><text:span text:style-name="T2">u</text:span><text:span text:style-name="T2">g</text:span><text:span text:style-name="T2">h </text:span><text:span text:style-name="T2">v</text:span><text:span text:style-name="T2">2</text:span></text:p>
            <text:p text:style-name="P12"><text:span text:style-name="T2">- </text:span><text:span text:style-name="T2">N</text:span><text:span text:style-name="T2">e</text:span><text:span text:style-name="T2">e</text:span><text:span text:style-name="T2">d </text:span><text:span text:style-name="T2">t</text:span><text:span text:style-name="T2">o </text:span><text:span text:style-name="T2">s</text:span><text:span text:style-name="T2">o</text:span><text:span text:style-name="T2">rt </text:span><text:span text:style-name="T2">2 </text:span><text:span text:style-name="T2">q</text:span><text:span text:style-name="T2">u</text:span><text:span text:style-name="T2">a</text:span><text:span text:style-name="T2">rt</text:span><text:span text:style-name="T2">il</text:span><text:span text:style-name="T2">e</text:span><text:span text:style-name="T2">s </text:span><text:span text:style-name="T2">a</text:span><text:span text:style-name="T2">t </text:span><text:span text:style-name="T2">t</text:span><text:span text:style-name="T2">h</text:span><text:span text:style-name="T2">e </text:span><text:span text:style-name="T2">s</text:span><text:span text:style-name="T2">a</text:span><text:span text:style-name="T2">m</text:span><text:span text:style-name="T2">e </text:span><text:span text:style-name="T2">ti</text:span><text:span text:style-name="T2">m</text:span><text:span text:style-name="T2">e </text:span><text:span text:style-name="T2">(t</text:span><text:span text:style-name="T2">o</text:span><text:span text:style-name="T2">p </text:span><text:span text:style-name="T2">a</text:span><text:span text:style-name="T2">n</text:span><text:span text:style-name="T2">d </text:span><text:span text:style-name="T2">b</text:span><text:span text:style-name="T2">o</text:span><text:span text:style-name="T2">t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t</text:span><text:span text:style-name="T2">il</text:span><text:span text:style-name="T2">e</text:span><text:span text:style-name="T2">). </text:span></text:p>
            <text:p text:style-name="P12"><text:span text:style-name="T2">- </text:span><text:span text:style-name="T2">T</text:span><text:span text:style-name="T2">o </text:span><text:span text:style-name="T2">d</text:span><text:span text:style-name="T2">o </text:span><text:span text:style-name="T2">t</text:span><text:span text:style-name="T2">hi</text:span><text:span text:style-name="T2">s</text:span><text:span text:style-name="T2">, </text:span><text:span text:style-name="T2">w</text:span><text:span text:style-name="T2">h</text:span><text:span text:style-name="T2">e</text:span><text:span text:style-name="T2">n </text:span><text:span text:style-name="T2">g</text:span><text:span text:style-name="T2">e</text:span><text:span text:style-name="T2">tt</text:span><text:span text:style-name="T2">in</text:span><text:span text:style-name="T2">g </text:span><text:span text:style-name="T2">b</text:span><text:span text:style-name="T2">o</text:span><text:span text:style-name="T2">t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t</text:span><text:span text:style-name="T2">il</text:span><text:span text:style-name="T2">e </text:span><text:span text:style-name="T2">si</text:span><text:span text:style-name="T2">z</text:span><text:span text:style-name="T2">e</text:span><text:span text:style-name="T2">, </text:span><text:span text:style-name="T2">n</text:span><text:span text:style-name="T2">e</text:span><text:span text:style-name="T2">e</text:span><text:span text:style-name="T2">d </text:span><text:span text:style-name="T2">t</text:span><text:span text:style-name="T2">o </text:span><text:span text:style-name="T2">al</text:span><text:span text:style-name="T2">s</text:span><text:span text:style-name="T2">o </text:span><text:span text:style-name="T2">g</text:span><text:span text:style-name="T2">e</text:span><text:span text:style-name="T2">t </text:span><text:span text:style-name="T2">t</text:span><text:span text:style-name="T2">o</text:span><text:span text:style-name="T2">p </text:span><text:span text:style-name="T2">q</text:span><text:span text:style-name="T2">u</text:span><text:span text:style-name="T2">a</text:span><text:span text:style-name="T2">rt</text:span><text:span text:style-name="T2">il</text:span><text:span text:style-name="T2">e </text:span><text:span text:style-name="T2">si</text:span><text:span text:style-name="T2">z</text:span><text:span text:style-name="T2">e </text:span><text:span text:style-name="T2">a</text:span><text:span text:style-name="T2">n</text:span><text:span text:style-name="T2">d </text:span><text:span text:style-name="T2">t</text:span><text:span text:style-name="T2">o</text:span><text:span text:style-name="T2">p </text:span><text:span text:style-name="T2">q</text:span><text:span text:style-name="T2">u</text:span><text:span text:style-name="T2">a</text:span><text:span text:style-name="T2">rt</text:span><text:span text:style-name="T2">il</text:span><text:span text:style-name="T2">e </text:span><text:span text:style-name="T2">m</text:span><text:span text:style-name="T2">in</text:span><text:span text:style-name="T2">i</text:span><text:span text:style-name="T2">m</text:span><text:span text:style-name="T2">u</text:span><text:span text:style-name="T2">m</text:span><text:span text:style-name="T2">.</text:span></text:p>
            <text:p text:style-name="P12"><text:span text:style-name="T2">- </text:span><text:span text:style-name="T2">M</text:span><text:span text:style-name="T2">ig</text:span><text:span text:style-name="T2">h</text:span><text:span text:style-name="T2">t </text:span><text:span text:style-name="T2">n</text:span><text:span text:style-name="T2">e</text:span><text:span text:style-name="T2">e</text:span><text:span text:style-name="T2">d </text:span><text:span text:style-name="T2">t</text:span><text:span text:style-name="T2">o </text:span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t</text:span><text:span text:style-name="T2">h</text:span><text:span text:style-name="T2">e </text:span><text:span text:style-name="T2">in</text:span><text:span text:style-name="T2">t </text:span><text:span text:style-name="T2">b</text:span><text:span text:style-name="T2">o</text:span><text:span text:style-name="T2">tt</text:span><text:span text:style-name="T2">o</text:span><text:span text:style-name="T2">m</text:span><text:span text:style-name="T2">_</text:span><text:span text:style-name="T2">q</text:span><text:span text:style-name="T2">u</text:span><text:span text:style-name="T2">a</text:span><text:span text:style-name="T2">rt</text:span><text:span text:style-name="T2">[</text:span><text:span text:style-name="T2">2</text:span><text:span text:style-name="T2">] </text:span><text:span text:style-name="T2">t</text:span><text:span text:style-name="T2">o </text:span><text:span text:style-name="T2">q</text:span><text:span text:style-name="T2">u</text:span><text:span text:style-name="T2">a</text:span><text:span text:style-name="T2">rt</text:span><text:span text:style-name="T2">_i</text:span><text:span text:style-name="T2">n</text:span><text:span text:style-name="T2">f</text:span><text:span text:style-name="T2">o</text:span><text:span text:style-name="T2">[</text:span><text:span text:style-name="T2">4</text:span><text:span text:style-name="T2">] </text:span><text:span text:style-name="T2">a</text:span><text:span text:style-name="T2">n</text:span><text:span text:style-name="T2">d </text:span><text:span text:style-name="T2">h</text:span><text:span text:style-name="T2">ol</text:span><text:span text:style-name="T2">d </text:span><text:span text:style-name="T2">b</text:span><text:span text:style-name="T2">o</text:span><text:span text:style-name="T2">t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t </text:span><text:span text:style-name="T2">in</text:span><text:span text:style-name="T2">f</text:span><text:span text:style-name="T2">o </text:span><text:span text:style-name="T2">in </text:span><text:span text:style-name="T2">t</text:span><text:span text:style-name="T2">h</text:span><text:span text:style-name="T2">e </text:span><text:span text:style-name="T2">fi</text:span><text:span text:style-name="T2">r</text:span><text:span text:style-name="T2">s</text:span><text:span text:style-name="T2">t </text:span><text:span text:style-name="T2">t</text:span><text:span text:style-name="T2">w</text:span><text:span text:style-name="T2">o </text:span><text:span text:style-name="T2">t</text:span><text:span text:style-name="T2">h</text:span><text:span text:style-name="T2">e</text:span><text:span text:style-name="T2">n </text:span><text:span text:style-name="T2">t</text:span><text:span text:style-name="T2">o</text:span><text:span text:style-name="T2">p </text:span><text:span text:style-name="T2">q</text:span><text:span text:style-name="T2">u</text:span><text:span text:style-name="T2">a</text:span><text:span text:style-name="T2">rt </text:span><text:span text:style-name="T2">in</text:span><text:span text:style-name="T2">f</text:span><text:span text:style-name="T2">o </text:span><text:span text:style-name="T2">in </text:span><text:span text:style-name="T2">t</text:span><text:span text:style-name="T2">h</text:span><text:span text:style-name="T2">e </text:span><text:span text:style-name="T2">la</text:span><text:span text:style-name="T2">s</text:span><text:span text:style-name="T2">t </text:span><text:span text:style-name="T2">2</text:span><text:span text:style-name="T2">.</text:span></text:p>
            <text:p text:style-name="P12"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7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7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7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3.33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7" draw:layer="layout" svg:x1="21.272cm" svg:y1="28.575cm" svg:x2="21.59cm" svg:y2="33.972cm" draw:start-shape="id30" draw:start-glue-point="7" draw:end-shape="id32" draw:end-glue-point="7" svg:d="M21272 28575h844v5397h-526" svg:viewBox="0 0 845 5398">
          <text:p text:style-name="P14">No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9.368cm" svg:y1="32.067cm" svg:x2="8.572cm" svg:y2="29.527cm" draw:start-shape="id31" draw:start-glue-point="6" draw:end-shape="id25" draw:end-glue-point="6" svg:d="M19368 32067v527h-10796v-3067" svg:viewBox="0 0 10797 3068">
          <text:p/>
        </draw:connector>
        <draw:connector draw:style-name="gr56" draw:text-style-name="P7" draw:layer="layout" svg:x1="17.145cm" svg:y1="33.972cm" svg:x2="8.572cm" svg:y2="29.527cm" draw:start-shape="id32" draw:start-glue-point="5" draw:end-shape="id25" draw:end-glue-point="6" svg:d="M17145 33972h-8573v-4445" svg:viewBox="0 0 8574 444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57" draw:text-style-name="P6" draw:layer="layout" svg:width="10.16cm" svg:height="2.074cm" svg:x="7.302cm" svg:y="2.053cm">
          <draw:text-box>
            <text:p><text:span text:style-name="T2">This is fine sort as items </text:span><text:span text:style-name="T2">are returned from Stack B </text:span><text:span text:style-name="T2">to Stack A. Here, the </text:span><text:span text:style-name="T2">smallest available number </text:span><text:span text:style-name="T2">will be rotated to the top of </text:span><text:span text:style-name="T2">Stack B and then pushed to </text:span><text:span text:style-name="T2">Stack A resulting in a sorted </text:span><text:span text:style-name="T2">Stack A when Stack B is </text:span><text:span text:style-name="T2">empty.</text:span></text:p>
          </draw:text-box>
        </draw:frame>
        <draw:custom-shape draw:style-name="gr20" draw:text-style-name="P1" xml:id="id33" draw:id="id33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8" draw:text-style-name="P1" xml:id="id43" draw:id="id43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34" draw:id="id34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40" draw:id="id40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4" draw:layer="layout" svg:x1="3.492cm" svg:y1="6.667cm" svg:x2="3.493cm" svg:y2="11.429cm" draw:start-shape="id33" draw:start-glue-point="6" draw:end-shape="id34" draw:end-glue-point="4" svg:d="M3492 6667v2381h1v2381" svg:viewBox="0 0 2 4763">
          <text:p text:style-name="P2">Yes</text:p>
        </draw:connector>
        <draw:custom-shape draw:name="sort_fine 2" draw:style-name="gr61" draw:text-style-name="P1" xml:id="id35" draw:id="id35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2" draw:text-style-name="P5" draw:layer="layout" svg:x1="3.493cm" svg:y1="2.54cm" svg:x2="3.492cm" svg:y2="4.127cm" draw:start-shape="id35" draw:start-glue-point="6" draw:end-shape="id33" draw:end-glue-point="4" svg:d="M3493 2540v794h-1v793" svg:viewBox="0 0 2 1588">
          <text:p/>
        </draw:connector>
        <draw:frame draw:style-name="gr43" draw:text-style-name="P15" draw:layer="layout" svg:width="11.43cm" svg:height="1.587cm" svg:x="5.397cm" svg:y="0.635cm">
          <draw:text-box>
            <text:p><text:span text:style-name="T3">sort_fine v2</text:span></text:p>
          </draw:text-box>
        </draw:frame>
        <draw:custom-shape draw:style-name="gr59" draw:text-style-name="P1" xml:id="id36" draw:id="id36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1" xml:id="id37" draw:id="id37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7" draw:layer="layout" svg:x1="5.715cm" svg:y1="14.763cm" svg:x2="10.795cm" svg:y2="14.763cm" draw:start-shape="id36" draw:start-glue-point="7" draw:end-shape="id37" draw:end-glue-point="5" svg:d="M5715 14763h5080" svg:viewBox="0 0 5081 1">
          <text:p/>
        </draw:connector>
        <draw:custom-shape draw:style-name="gr59" draw:text-style-name="P1" xml:id="id38" draw:id="id38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7" draw:layer="layout" svg:x1="5.715cm" svg:y1="11.906cm" svg:x2="10.795cm" svg:y2="11.906cm" draw:start-shape="id34" draw:start-glue-point="7" draw:end-shape="id38" draw:end-glue-point="5" svg:d="M5715 11906h5080" svg:viewBox="0 0 5081 1">
          <text:p/>
        </draw:connector>
        <draw:connector draw:style-name="gr67" draw:text-style-name="P7" draw:layer="layout" svg:x1="13.018cm" svg:y1="12.382cm" svg:x2="3.493cm" svg:y2="14.286cm" draw:start-shape="id38" draw:start-glue-point="6" draw:end-shape="id36" draw:end-glue-point="4" svg:d="M13018 12382v952h-9525v952" svg:viewBox="0 0 9526 1905">
          <text:p/>
        </draw:connector>
        <draw:custom-shape draw:style-name="gr59" draw:text-style-name="P1" xml:id="id41" draw:id="id41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" xml:id="id39" draw:id="id39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draw:line-skew="-0.426cm" svg:x1="1.27cm" svg:y1="33.497cm" svg:x2="1.587cm" svg:y2="5.397cm" draw:start-shape="id39" draw:start-glue-point="5" draw:end-shape="id33" draw:end-glue-point="5" svg:d="M1270 33497h-953v-28100h1270" svg:viewBox="0 0 1271 28101">
          <text:p/>
        </draw:connector>
        <draw:connector draw:style-name="gr69" draw:text-style-name="P7" draw:layer="layout" svg:x1="13.018cm" svg:y1="15.874cm" svg:x2="3.493cm" svg:y2="17.144cm" draw:start-shape="id37" draw:start-glue-point="6" draw:end-shape="id40" draw:end-glue-point="4" svg:d="M13018 15874v635h-9525v635" svg:viewBox="0 0 9526 1271">
          <text:p/>
        </draw:connector>
        <draw:connector draw:style-name="gr70" draw:text-style-name="P7" draw:layer="layout" svg:x1="3.493cm" svg:y1="18.097cm" svg:x2="3.493cm" svg:y2="19.049cm" draw:start-shape="id40" draw:start-glue-point="6" draw:end-shape="id41" draw:end-glue-point="4" svg:d="M3493 18097v952" svg:viewBox="0 0 1 953">
          <text:p/>
        </draw:connector>
        <draw:custom-shape draw:style-name="gr20" draw:text-style-name="P1" xml:id="id42" draw:id="id42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1" draw:text-style-name="P11" draw:layer="layout" svg:x1="5.397cm" svg:y1="5.397cm" svg:x2="7.62cm" svg:y2="5.397cm" draw:start-shape="id33" draw:start-glue-point="7" draw:end-shape="id42" draw:end-glue-point="5" svg:d="M5397 5397h2223" svg:viewBox="0 0 2224 1">
          <text:p>No</text:p>
        </draw:connector>
        <draw:connector draw:style-name="gr72" draw:text-style-name="P11" draw:layer="layout" svg:x1="11.43cm" svg:y1="5.397cm" svg:x2="16.509cm" svg:y2="5.397cm" draw:start-shape="id42" draw:start-glue-point="7" draw:end-shape="id43" draw:end-glue-point="5" svg:d="M11430 5397h5079" svg:viewBox="0 0 5080 1">
          <text:p>Yes</text:p>
        </draw:connector>
        <draw:custom-shape draw:style-name="gr59" draw:text-style-name="P1" xml:id="id44" draw:id="id44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9.525cm" svg:y1="6.667cm" svg:x2="11.747cm" svg:y2="7.779cm" draw:start-shape="id42" draw:start-glue-point="6" draw:end-shape="id44" draw:end-glue-point="5" svg:d="M9525 6667v1112h2222" svg:viewBox="0 0 2223 1113">
          <text:p>No</text:p>
        </draw:connector>
        <draw:connector draw:style-name="gr74" draw:text-style-name="P7" draw:layer="layout" svg:x1="16.192cm" svg:y1="7.779cm" svg:x2="17.938cm" svg:y2="6.032cm" draw:start-shape="id44" draw:start-glue-point="7" draw:end-shape="id43" draw:end-glue-point="6" svg:d="M16192 7779h1746v-1747" svg:viewBox="0 0 1747 1748">
          <text:p/>
        </draw:connector>
        <draw:custom-shape draw:style-name="gr75" draw:text-style-name="P1" xml:id="id45" draw:id="id45" draw:layer="layout" svg:width="4.445cm" svg:height="2.54cm" svg:x="1.27cm" svg:y="27.305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6" draw:text-style-name="P11" draw:layer="layout" svg:x1="3.493cm" svg:y1="29.845cm" svg:x2="3.493cm" svg:y2="33.02cm" draw:start-shape="id45" draw:start-glue-point="6" draw:end-shape="id39" draw:end-glue-point="4" svg:d="M3493 29845v3175" svg:viewBox="0 0 1 3176">
          <text:p>Yes</text:p>
        </draw:connector>
        <draw:custom-shape draw:style-name="gr59" draw:text-style-name="P1" xml:id="id46" draw:id="id46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11" draw:layer="layout" svg:x1="5.715cm" svg:y1="28.575cm" svg:x2="7.303cm" svg:y2="30.48cm" draw:start-shape="id45" draw:start-glue-point="7" draw:end-shape="id46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8" draw:text-style-name="P7" draw:layer="layout" svg:x1="7.303cm" svg:y1="31.433cm" svg:x2="3.493cm" svg:y2="33.02cm" draw:start-shape="id46" draw:start-glue-point="6" draw:end-shape="id39" draw:end-glue-point="4" svg:d="M7303 31433v793h-3810v794" svg:viewBox="0 0 3811 1588">
          <text:p/>
        </draw:connector>
        <draw:custom-shape draw:style-name="gr75" draw:text-style-name="P1" xml:id="id47" draw:id="id47" draw:layer="layout" svg:width="4.445cm" svg:height="2.54cm" svg:x="8.255cm" svg:y="18.097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7" draw:layer="layout" svg:x1="3.493cm" svg:y1="20.002cm" svg:x2="8.255cm" svg:y2="19.367cm" draw:start-shape="id41" draw:start-glue-point="6" draw:end-shape="id47" draw:end-glue-point="5" svg:d="M3493 20002v526h3492v-1161h1270" svg:viewBox="0 0 4763 1162">
          <text:p/>
        </draw:connector>
        <draw:custom-shape draw:style-name="gr75" draw:text-style-name="P1" xml:id="id48" draw:id="id48" draw:layer="layout" svg:width="4.445cm" svg:height="2.54cm" svg:x="8.255cm" svg:y="21.59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0" draw:text-style-name="P11" draw:layer="layout" svg:x1="10.478cm" svg:y1="20.637cm" svg:x2="10.478cm" svg:y2="21.59cm" draw:start-shape="id47" draw:start-glue-point="6" draw:end-shape="id48" draw:end-glue-point="4" svg:d="M10478 20637v953" svg:viewBox="0 0 1 954">
          <text:p>No</text:p>
        </draw:connector>
        <draw:custom-shape draw:style-name="gr81" draw:text-style-name="P1" xml:id="id49" draw:id="id49" draw:layer="layout" svg:width="5.715cm" svg:height="2.54cm" svg:x="14.287cm" svg:y="19.685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1" draw:layer="layout" svg:x1="12.7cm" svg:y1="19.367cm" svg:x2="14.287cm" svg:y2="20.955cm" draw:start-shape="id47" draw:start-glue-point="7" draw:end-shape="id49" draw:end-glue-point="5" svg:d="M12700 19367h793v1588h794" svg:viewBox="0 0 1588 1589">
          <text:p>Yes</text:p>
        </draw:connector>
        <draw:connector draw:style-name="gr83" draw:text-style-name="P11" draw:layer="layout" svg:x1="12.7cm" svg:y1="22.86cm" svg:x2="14.287cm" svg:y2="20.955cm" draw:start-shape="id48" draw:start-glue-point="7" draw:end-shape="id49" draw:end-glue-point="5" svg:d="M12700 22860h793v-1905h794" svg:viewBox="0 0 1588 1906">
          <text:p>Yes</text:p>
        </draw:connector>
        <draw:custom-shape draw:style-name="gr84" draw:text-style-name="P1" xml:id="id50" draw:id="id50" draw:layer="layout" svg:width="4.445cm" svg:height="0.952cm" svg:x="8.255cm" svg:y="25.082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5" draw:text-style-name="P11" draw:layer="layout" svg:x1="10.478cm" svg:y1="24.13cm" svg:x2="10.478cm" svg:y2="25.082cm" draw:start-shape="id48" draw:start-glue-point="6" draw:end-shape="id50" draw:end-glue-point="4" svg:d="M10478 24130v952" svg:viewBox="0 0 1 953">
          <text:p>No</text:p>
        </draw:connector>
        <draw:connector draw:style-name="gr86" draw:text-style-name="P7" draw:layer="layout" svg:x1="10.478cm" svg:y1="26.034cm" svg:x2="3.493cm" svg:y2="27.305cm" draw:start-shape="id50" draw:start-glue-point="6" draw:end-shape="id45" draw:end-glue-point="4" svg:d="M10478 26034v636h-6985v635" svg:viewBox="0 0 6986 1272">
          <text:p/>
        </draw:connector>
        <draw:connector draw:style-name="gr87" draw:text-style-name="P7" draw:layer="layout" draw:line-skew="1.904cm" svg:x1="17.144cm" svg:y1="22.225cm" svg:x2="3.493cm" svg:y2="27.305cm" draw:start-shape="id49" draw:start-glue-point="6" draw:end-shape="id45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1T13:52:00.229332228</dc:date>
    <meta:editing-duration>P1DT9H56M</meta:editing-duration>
    <meta:editing-cycles>35</meta:editing-cycles>
    <meta:generator>LibreOffice/7.3.7.2$Linux_X86_64 LibreOffice_project/30$Build-2</meta:generator>
    <meta:document-statistic meta:object-count="119"/>
  </office:meta>
</office:document-meta>
</file>